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8cb5" officeooo:paragraph-rsid="00078cb5"/>
    </style:style>
    <style:style style:name="P2" style:family="paragraph" style:parent-style-name="Standard">
      <style:text-properties officeooo:paragraph-rsid="00078cb5"/>
    </style:style>
    <style:style style:name="P3" style:family="paragraph" style:parent-style-name="Standard">
      <style:text-properties fo:font-style="normal" officeooo:rsid="00089685" officeooo:paragraph-rsid="00089685" style:font-style-asian="normal" style:font-style-complex="normal"/>
    </style:style>
    <style:style style:name="P4" style:family="paragraph" style:parent-style-name="Standard">
      <style:text-properties fo:font-style="normal" officeooo:rsid="000a8aa3" officeooo:paragraph-rsid="00089685" style:font-style-asian="normal" style:font-style-complex="normal"/>
    </style:style>
    <style:style style:name="P5" style:family="paragraph" style:parent-style-name="Standard">
      <style:text-properties fo:font-style="normal" officeooo:rsid="000cc926" officeooo:paragraph-rsid="000a8aa3" style:font-style-asian="normal" style:font-style-complex="normal"/>
    </style:style>
    <style:style style:name="P6" style:family="paragraph" style:parent-style-name="Standard">
      <style:text-properties fo:font-style="normal" officeooo:rsid="000cc926" officeooo:paragraph-rsid="000cc926" style:font-style-asian="normal" style:font-style-complex="normal"/>
    </style:style>
    <style:style style:name="P7" style:family="paragraph" style:parent-style-name="Standard">
      <style:text-properties fo:font-style="normal" officeooo:rsid="000e7b62" officeooo:paragraph-rsid="000e7b62" style:font-style-asian="normal" style:font-style-complex="normal"/>
    </style:style>
    <style:style style:name="P8" style:family="paragraph" style:parent-style-name="Standard">
      <style:text-properties fo:font-style="normal" officeooo:rsid="00101722" officeooo:paragraph-rsid="00101722" style:font-style-asian="normal" style:font-style-complex="normal"/>
    </style:style>
    <style:style style:name="P9" style:family="paragraph" style:parent-style-name="Standard">
      <style:text-properties fo:font-style="normal" officeooo:rsid="0011f6f8" officeooo:paragraph-rsid="00101722" style:font-style-asian="normal" style:font-style-complex="normal"/>
    </style:style>
    <style:style style:name="P10" style:family="paragraph" style:parent-style-name="Standard">
      <style:text-properties fo:font-style="normal" officeooo:rsid="0012a447" officeooo:paragraph-rsid="0012a447" style:font-style-asian="normal" style:font-style-complex="normal"/>
    </style:style>
    <style:style style:name="P11" style:family="paragraph" style:parent-style-name="Standard">
      <style:text-properties officeooo:paragraph-rsid="00080175"/>
    </style:style>
    <style:style style:name="P12" style:family="paragraph" style:parent-style-name="Standard">
      <style:text-properties officeooo:paragraph-rsid="00089685"/>
    </style:style>
    <style:style style:name="P13" style:family="paragraph" style:parent-style-name="Standard">
      <style:text-properties officeooo:rsid="000a8aa3" officeooo:paragraph-rsid="000a8aa3"/>
    </style:style>
    <style:style style:name="P14" style:family="paragraph" style:parent-style-name="Standard">
      <style:text-properties officeooo:rsid="000cc926" officeooo:paragraph-rsid="000e7b62"/>
    </style:style>
    <style:style style:name="P15" style:family="paragraph" style:parent-style-name="Standard">
      <style:text-properties officeooo:rsid="000f7593" officeooo:paragraph-rsid="000f7593"/>
    </style:style>
    <style:style style:name="P16" style:family="paragraph" style:parent-style-name="Standard">
      <style:text-properties fo:font-style="italic" officeooo:rsid="00080175" officeooo:paragraph-rsid="00078cb5" style:font-style-asian="italic" style:font-style-complex="italic"/>
    </style:style>
    <style:style style:name="P17" style:family="paragraph" style:parent-style-name="Standard">
      <style:text-properties fo:font-style="italic" officeooo:rsid="00089685" officeooo:paragraph-rsid="00080175" style:font-style-asian="italic" style:font-style-complex="italic"/>
    </style:style>
    <style:style style:name="P18" style:family="paragraph" style:parent-style-name="Standard">
      <style:text-properties officeooo:paragraph-rsid="00101722"/>
    </style:style>
    <style:style style:name="P19" style:family="paragraph" style:parent-style-name="Standard">
      <style:text-properties officeooo:rsid="0015b196" officeooo:paragraph-rsid="0015b196"/>
    </style:style>
    <style:style style:name="T1" style:family="text">
      <style:text-properties officeooo:rsid="00080175"/>
    </style:style>
    <style:style style:name="T2" style:family="text">
      <style:text-properties fo:font-style="italic" officeooo:rsid="00080175" style:font-style-asian="italic" style:font-style-complex="italic"/>
    </style:style>
    <style:style style:name="T3" style:family="text">
      <style:text-properties fo:font-style="italic" officeooo:rsid="00089685" style:font-style-asian="italic" style:font-style-complex="italic"/>
    </style:style>
    <style:style style:name="T4" style:family="text">
      <style:text-properties fo:font-style="italic" officeooo:rsid="000a8aa3"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80175" style:font-style-asian="normal" style:font-style-complex="normal"/>
    </style:style>
    <style:style style:name="T7" style:family="text">
      <style:text-properties fo:font-style="normal" officeooo:rsid="00089685" style:font-style-asian="normal" style:font-style-complex="normal"/>
    </style:style>
    <style:style style:name="T8" style:family="text">
      <style:text-properties fo:font-style="normal" officeooo:rsid="000a8aa3" style:font-style-asian="normal" style:font-style-complex="normal"/>
    </style:style>
    <style:style style:name="T9" style:family="text">
      <style:text-properties fo:font-style="normal" officeooo:rsid="000ac93a" style:font-style-asian="normal" style:font-style-complex="normal"/>
    </style:style>
    <style:style style:name="T10" style:family="text">
      <style:text-properties fo:font-style="normal" officeooo:rsid="000cc926" style:font-style-asian="normal" style:font-style-complex="normal"/>
    </style:style>
    <style:style style:name="T11" style:family="text">
      <style:text-properties fo:font-style="normal" officeooo:rsid="000e7b62" style:font-style-asian="normal" style:font-style-complex="normal"/>
    </style:style>
    <style:style style:name="T12" style:family="text">
      <style:text-properties fo:font-style="normal" officeooo:rsid="00101722" style:font-style-asian="normal" style:font-style-complex="normal"/>
    </style:style>
    <style:style style:name="T13" style:family="text">
      <style:text-properties fo:font-style="normal" officeooo:rsid="0011f6f8" style:font-style-asian="normal" style:font-style-complex="normal"/>
    </style:style>
    <style:style style:name="T14" style:family="text">
      <style:text-properties fo:font-style="normal" officeooo:rsid="0012a447"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onomie als gevolg van facilitation of conflicting wills.</text:p>
      <text:p text:style-name="P1"/>
      <text:p text:style-name="P1">We have explored how in the psyche the courtroom settels conflicting wills by being a stronger power than both conflicing wills. This by definition only happens in our counsciousness when our attention frame contains these thoughts/concepts. Now we will look at how economy is a consequence of this.</text:p>
      <text:p text:style-name="P2"/>
      <text:p text:style-name="P1">Many are familiar with money being a mean to facillitate conflict. The society enforcing rules (of possesion) <text:span text:style-name="T1">is the stronger party not wanting the stronger to take what it can. </text:span><text:span text:style-name="T2">(Or your future wanting to trade with the same person ? Or your awareness of otherwise loss of both? Need to formula this more precisly) </text:span></text:p>
      <text:p text:style-name="P16"/>
      <text:p text:style-name="P11"><text:span text:style-name="T6">so what does money actually signify for an owner? Only the change (and insurance) of behaviour. It cannot achieve more than a recogniser of moneys worth, and in that sense it cannot buy more than a humans change of action. </text:span><text:span text:style-name="T7">As consequence there is a max we can find (recall we are looking for top-down restrictions - nessecairies)</text:span><text:span text:style-name="T6"> </text:span><text:span text:style-name="T7">to what money can buy since there is a maximum of action of humanity per time frame </text:span><text:span text:style-name="T3">(hahah apologies for confusing sentences)</text:span></text:p>
      <text:p text:style-name="P17"/>
      <text:p text:style-name="P3">People believe money has value in it self because it gives them a satifying feeling and thus in that respect value. But this is only as consequence of recognising the practical value of money that we give it inherent value.</text:p>
      <text:p text:style-name="P17"/>
      <text:p text:style-name="P12"><text:span text:style-name="T7">Money’s practical value as adjustment of actions of others </text:span><text:span text:style-name="T8">gives</text:span><text:span text:style-name="T7"> that it also follows that money does not </text:span><text:span text:style-name="T8">have stable/discernable inherent value (from a outsiders/practical view). Its practical value completely depends on</text:span><text:span text:style-name="T4"> how</text:span><text:span text:style-name="T8"> it is being used, e.g. if you suck at using it you’d rather not have it. <text:s/></text:span></text:p>
      <text:p text:style-name="P4"/>
      <text:p text:style-name="P13"><text:span text:style-name="T5">But oke this is </text:span><text:span text:style-name="T9">a zoomed in view. We can also consider the completely zoomed out view, e.g. having one currency controlled by one government over the world. But reality for a government nowadays is a halfway zoom. Money should </text:span><text:span text:style-name="T10">be considered as a means to increase practical value (inherent value is physcho development dependent) but also a a thing to be gathered and increased in value compared to other moneys in the world.</text:span></text:p>
      <text:p text:style-name="P5"/>
      <text:p text:style-name="P6">In the zoomed out view we have our rechter, not having an opinion on its own, just maximising coherence to avoid sure waste. The money itself defines the importance of the opinion. </text:p>
      <text:p text:style-name="P6"/>
      <text:p text:style-name="P14"><text:span text:style-name="T5">Yet the halfway zoom gives another task to the government; maximising its moneys value as opposed to other moneys out there. The exchange </text:span><text:span text:style-name="T11">values</text:span><text:span text:style-name="T5"> causes/</text:span><text:span text:style-name="T11">decides</text:span><text:span text:style-name="T5"> a more </text:span><text:span text:style-name="T11">global value of the currency. E.g. often the dollar is used to express worth of other values, we coud use any value system though. As we can rewrite the valutas we can also rewrite the government body (and its goal?). </text:span></text:p>
      <text:p text:style-name="P7"/>
      <text:p text:style-name="P15"><text:span text:style-name="T11">S</text:span><text:span text:style-name="T5">o the sad part is that these goals conflict, enrichment causes less practical efficiency? Yes, value in making stronger instead of making happy. Strengths value lies in the future, “happyness” in the now.</text:span></text:p>
      <text:p text:style-name="P7"><text:s/></text:p>
      <text:p text:style-name="P7"/>
      <text:p text:style-name="P7"/>
      <text:p text:style-name="P18"><text:span text:style-name="T12">Our common economic policy will always reflect a function value, one dependent on a mixture of value functions of each member, where (in the classical view of free will and equality) each member serves as a bottleneck for their own value function, a stop of zooming in one could say. A policy maximises the produced (realised, and possibly only practical) value, we can show that this product value can stay equal for a group of powerful people but increase for lesser powerful people </text:span><text:soft-page-break/><text:span text:style-name="T12">when we reduce competing factors: take advertising, although value generating for the top of the top it is not value generating for the medium of the top and reduces value for the lower, we can </text:span><text:span text:style-name="T13">group the medium with the lower to higher the total value of them, and their coalition makes for a stronger group than the powerful. Yet without this knowledge we get that the medium do not partake to this coalition, and I guess for good reasong, it costs. Especially when being the first to join.</text:span></text:p>
      <text:p text:style-name="P9"/>
      <text:p text:style-name="P8"/>
      <text:p text:style-name="P8"/>
      <text:p text:style-name="P8"/>
      <text:p text:style-name="P8">---</text:p>
      <text:p text:style-name="P8">As our policy is a mixture of value functions we can consider a mixture of possibly infinite value functions, and this (whether infinite of finite) does not matter as long as it aligns with the policy. How ever we can also consider a ever chenging policy for infinite length. </text:p>
      <text:p text:style-name="P8"/>
      <text:p text:style-name="P8"/>
      <text:p text:style-name="P8">---</text:p>
      <text:p text:style-name="P8"/>
      <text:p text:style-name="P8"/>
      <text:p text:style-name="P10">the monetary system wants to expand itself, people want more control → people with more money (power) will use it so that they will get more power (more money or more application for money)</text:p>
      <text:p text:style-name="P10"/>
      <text:p text:style-name="P10">it is crucial that a good policy protects against this more application, more what money can buy idea. But it is really hard to go agains the flow of power without having complete power by yourself, and governments do not have this. Barring a pathway between 2 types of power division (such that one power, e.g. traditional money, cannot buy the another power, e.g. food in scarcity) under a governments controll will cause the flow to go outside of the governments control, costing the government information and taxes next to not solving the problem. Not only does that make it difficult, a large problem as well is the blurry lines of splitting power domains.. what should not fall under traditional money controll (even if you have a method for division)?</text:p>
      <text:p text:style-name="P10"/>
      <text:p text:style-name="P19"><text:span text:style-name="T14">T</text:span><text:span text:style-name="T5">his is the same as being more consiencious: more control over your own act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4T20:18:34.666064551</meta:creation-date>
    <dc:date>2022-02-17T15:43:18.370886222</dc:date>
    <meta:editing-duration>PT6H54M5S</meta:editing-duration>
    <meta:editing-cycles>10</meta:editing-cycles>
    <meta:generator>LibreOffice/6.4.7.2$Linux_X86_64 LibreOffice_project/40$Build-2</meta:generator>
    <meta:document-statistic meta:table-count="0" meta:image-count="0" meta:object-count="0" meta:page-count="2" meta:paragraph-count="18" meta:word-count="887" meta:character-count="5133" meta:non-whitespace-character-count="4256"/>
  </office:meta>
</office:document-meta>
</file>